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6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9.99mm" svg:height="90.04mm" svg:x="0mm" svg:y="61.01mm">
            <draw:object draw:notify-on-update-of-ranges="Feuille1.B3:Feuille1.B3 Feuille1.B4:Feuille1.B9 Feuille1.C3:Feuille1.C3 Feuille1.C4:Feuille1.C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04mm" svg:x="202.92mm" svg:y="61mm">
            <draw:object draw:notify-on-update-of-ranges="Feuille1.J3:Feuille1.J3 Feuille1.J4:Feuille1.J12 Feuille1.K3:Feuille1.K3 Feuille1.K4:Feuille1.K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hargement du condensateur 0,1F 5,5V</text:p>
          </table:table-cell>
          <table:covered-table-cell table:style-name="ce3"/>
          <table:covered-table-cell table:style-name="ce4"/>
          <table:covered-table-cell table:number-columns-repeated="4" table:style-name="ce3"/>
          <table:table-cell/>
          <table:table-cell table:style-name="ce1" office:value-type="string" calcext:value-type="string" table:number-columns-spanned="7" table:number-rows-spanned="1">
            <text:p>Déchargement du condensateur 0,1F 5,5V</text:p>
          </table:table-cell>
          <table:covered-table-cell table:style-name="ce3"/>
          <table:covered-table-cell table:style-name="ce4"/>
          <table:covered-table-cell table:number-columns-repeated="4" table:style-name="ce3"/>
        </table:table-row>
        <table:table-row table:style-name="ro2">
          <table:table-cell table:style-name="ce2"/>
          <table:table-cell table:style-name="ce2" office:value-type="string" calcext:value-type="string">
            <text:p>Résistance</text:p>
          </table:table-cell>
          <table:table-cell table:style-name="ce2" office:value-type="string" calcext:value-type="string">
            <text:p>67,7<text:span text:style-name="T1">Ω</text:span></text:p>
          </table:table-cell>
          <table:table-cell table:style-name="ce2"/>
          <table:table-cell table:style-name="ce2" office:value-type="string" calcext:value-type="string">
            <text:p>Tension</text:p>
          </table:table-cell>
          <table:table-cell table:style-name="ce2" office:value-type="string" calcext:value-type="string">
            <text:p>5,19V</text:p>
          </table:table-cell>
          <table:table-cell table:style-name="ce2"/>
          <table:table-cell/>
          <table:table-cell table:style-name="ce5" office:value-type="string" calcext:value-type="string" table:number-columns-spanned="7" table:number-rows-spanned="1">
            <text:p>Condensateur non branché</text:p>
          </table:table-cell>
          <table:covered-table-cell table:number-columns-repeated="6" table:style-name="ce6"/>
        </table:table-row>
        <table:table-row table:style-name="ro2">
          <table:table-cell/>
          <table:table-cell office:value-type="string" calcext:value-type="string">
            <text:p>Temps (min)</text:p>
          </table:table-cell>
          <table:table-cell office:value-type="string" calcext:value-type="string">
            <text:p>Tension (V)</text:p>
          </table:table-cell>
          <table:table-cell table:number-columns-repeated="6"/>
          <table:table-cell office:value-type="string" calcext:value-type="string">
            <text:p>Temps (sec)</text:p>
          </table:table-cell>
          <table:table-cell office:value-type="string" calcext:value-type="string">
            <text:p>Tension (V)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4.94" calcext:value-type="float">
            <text:p>4,9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5" calcext:value-type="float">
            <text:p>0,25</text:p>
          </table:table-cell>
          <table:table-cell office:value-type="float" office:value="4.4" calcext:value-type="float">
            <text:p>4,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4.9" calcext:value-type="float">
            <text:p>4,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office:value-type="float" office:value="4.74" calcext:value-type="float">
            <text:p>4,74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4.88" calcext:value-type="float">
            <text:p>4,8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4.86" calcext:value-type="float">
            <text:p>4,8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5.09" calcext:value-type="float">
            <text:p>5,09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4.85" calcext:value-type="float">
            <text:p>4,8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.13" calcext:value-type="float">
            <text:p>5,13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4.83" calcext:value-type="float">
            <text:p>4,83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4.82" calcext:value-type="float">
            <text:p>4,82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float" office:value="105" calcext:value-type="float">
            <text:p>10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4.78" calcext:value-type="float">
            <text:p>4,7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4:29:55.408000000</meta:creation-date>
    <dc:date>2016-09-10T14:53:29.884000000</dc:date>
    <meta:editing-duration>PT6M43S</meta:editing-duration>
    <meta:editing-cycles>2</meta:editing-cycles>
    <meta:generator>LibreOffice/4.4.5.2$Windows_x86 LibreOffice_project/a22f674fd25a3b6f45bdebf25400ed2adff0ff99</meta:generator>
    <meta:document-statistic meta:table-count="1" meta:cell-count="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5.443cm" svg:y="0.316cm" chart:style-name="ch2">
          <text:p>V=f(t) lors du chargement</text:p>
        </chart:title>
        <chart:legend chart:legend-position="end" svg:x="13.499cm" svg:y="4.203cm" style:legend-expansion="high" chart:style-name="ch3"/>
        <chart:plot-area chart:style-name="ch4" table:cell-range-address="Feuille1.B3:Feuille1.C9" chart:data-source-has-labels="both" svg:x="0.32cm" svg:y="1.275cm" svg:width="12.859cm" svg:height="7.55cm">
          <chartooo:coordinate-region svg:x="0.756cm" svg:y="1.474cm" svg:width="12.33cm" svg:height="6.704cm"/>
          <chart:axis chart:dimension="x" chart:name="primary-x" chart:style-name="ch5" chartooo:axis-type="auto">
            <chartooo:date-scale/>
            <chart:categories table:cell-range-address="Feuille1.B4:Feuille1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4:Feuille1.C9" chart:label-cell-address="Feuille1.C3:Feuille1.C3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nsion (V)</text:p>
                <draw:g>
                  <svg:desc>Feuille1.C3:Feuille1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B4:Feuille1.B9</svg:desc>
                </draw:g>
              </table:table-cell>
              <table:table-cell office:value-type="float" office:value="0">
                <text:p>0</text:p>
                <draw:g>
                  <svg:desc>Feuille1.C4:Feuille1.C9</svg:desc>
                </draw:g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13">
                <text:p>5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5.072cm" svg:y="0.316cm" chart:style-name="ch2">
          <text:p>V = f(t) lors du déchargement</text:p>
        </chart:title>
        <chart:legend chart:legend-position="end" svg:x="13.499cm" svg:y="4.203cm" style:legend-expansion="high" chart:style-name="ch3"/>
        <chart:plot-area chart:style-name="ch4" table:cell-range-address="Feuille1.J3:Feuille1.K12" chart:data-source-has-labels="both" svg:x="0.32cm" svg:y="1.275cm" svg:width="12.859cm" svg:height="7.55cm">
          <chartooo:coordinate-region svg:x="1.232cm" svg:y="1.474cm" svg:width="11.667cm" svg:height="6.704cm"/>
          <chart:axis chart:dimension="x" chart:name="primary-x" chart:style-name="ch5" chartooo:axis-type="auto">
            <chartooo:date-scale/>
            <chart:categories table:cell-range-address="Feuille1.J4:Feuille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K4:Feuille1.K12" chart:label-cell-address="Feuille1.K3:Feuille1.K3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nsion (V)</text:p>
                <draw:g>
                  <svg:desc>Feuille1.K3:Feuille1.K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J4:Feuille1.J12</svg:desc>
                </draw:g>
              </table:table-cell>
              <table:table-cell office:value-type="float" office:value="4.94">
                <text:p>4.94</text:p>
                <draw:g>
                  <svg:desc>Feuille1.K4:Feuille1.K12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.78">
                <text:p>4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